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imbus Roman No9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imbus Roman No9 L" fo:font-size="12pt" fo:font-style="normal" fo:font-weight="bold" fo:background-color="#00ffff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Nimbus Roman No9 L" fo:font-size="12pt" fo:font-weight="bold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Nimbus Roman No9 L" fo:font-size="12pt" fo:background-color="#fffff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style:font-name="Nimbus Roman No9 L" fo:font-size="12pt" fo:font-style="normal" fo:font-weight="normal" fo:background-color="#00fff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imbus Roman No9 L" fo:font-size="12pt" fo:font-weight="bold" fo:background-color="#fffff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Nimbus Roman No9 L" fo:font-size="12pt" fo:font-style="normal" fo:font-weight="normal" fo:background-color="#00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00ffff" style:font-weight-asian="bold" style:font-weight-complex="bold"/>
    </style:style>
    <style:style style:name="T3" style:family="text">
      <style:text-properties fo:background-color="#00ffff"/>
    </style:style>
    <style:style style:name="T4" style:family="text">
      <style:text-properties style:font-name="Nimbus Roman No9 L" fo:font-size="12pt" style:font-size-asian="12pt" style:font-size-complex="12pt"/>
    </style:style>
    <style:style style:name="T5" style:family="text">
      <style:text-properties style:font-name="Bitstream Charter" fo:font-size="10pt" style:font-size-asian="10pt" style:font-size-complex="10pt"/>
    </style:style>
    <style:style style:name="T6" style:family="text">
      <style:text-properties fo:font-style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style-asian="normal"/>
    </style:style>
    <style:style style:name="T9" style:family="text">
      <style:text-properties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#ffffff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fo:font-family="StarSymbol" style:font-pitch="variable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Laboratorio de Seguridad de la Información (LabSeg). </text:p>
      <text:p text:style-name="P1"><text:a xlink:type="simple" xlink:href="http://seguridad.cenditel.gob.ve/"><text:span text:style-name="T4">http://seguridad.cenditel.gob.ve/labseg</text:span></text:a></text:p>
      <text:p text:style-name="P5"/>
      <text:p text:style-name="P3">Cada año se observa, por <text:s/>resultados de estudios de organizaciones públicas y privadas de todo el mundo dedicadas a la Seguridad de Información, que existe un crecimiento sostenido del número de <text:s/>riesgos y peligros de ataques <text:s/>por delicuentes informáticos.</text:p>
      <text:p text:style-name="P3"/>
      <text:p text:style-name="P3">Esto se da precisamente por el crecimiento del uso de las tecnologías de la información y particularmente del uso de Internet, y aunque es evidente que este hecho ha traído beneficios a la población, en muchas ocasiones no se ha tratado con la eficacia necesaria. Es decir, se ha dejado de lado el tema de la seguridad de los datos. <text:s/>Por algunas razones tales como: descuido, no contar con las herramientas y políticas adecuadas, <text:s/>o simplemente porque <text:s/>es un aspecto que suele ser complejo de tratar.</text:p>
      <text:p text:style-name="P3"/>
      <text:p text:style-name="P3">El Laboratorio de Seguridad CENDITEL se propone trabajar en colaboración con la comunidad de usuarios de Venezuela para la detección y evaluación de vulnerabilidades en aplicaciones, asesoría en gestión de riesgos, ejecución y aplicación de políticas de seguridad en organizaciones para centros de datos y puestos de trabajo, despliegue de herramientas para la protección de los datos, manejo de la disponibilidad, fallos <text:s/>y recuperación de datos <text:s/>y pruebas y evaluación <text:s/>de la fortaleza de <text:span text:style-name="T11">algoritmos de cifrado, implementados en programas de computadoras para el ocultamiento de información a personas no autorizadas. Se dispo</text:span>ndrá de ambientes de simulación de vulnerabilidades y evaluación de riesgos, que estarán coordinados por un equipo de profesionales con total experiencia en el área. También se contará con un Portal Web <text:s/>que servirá a la comunidad de usuarios en relación a los <text:s/>temas citados anteriormente.</text:p>
      <text:p text:style-name="P3"/>
      <text:p text:style-name="P10">*Criptografía: Literalmente “escritura oculta”, es la ciencia de cifrar y decifrar información utilizando técnicas que hagan posible el intercambio de mensajes de manera segura que sólo puedan ser leídos por las personas a quienes van dirigidos.</text:p>
      <text:p text:style-name="P4"/>
      <text:p text:style-name="P13"><text:span text:style-name="T7">Proponente: Equipo de Seguridad</text:span></text:p>
      <text:p text:style-name="P13">Duración del proyecto: 1 año</text:p>
      <text:p text:style-name="P9"><text:span text:style-name="T1">Fecha de inicio:</text:span> Enero 2009</text:p>
      <text:p text:style-name="P8">Fecha de culminación: <text:s/><text:span text:style-name="T10">Diciembre 2009</text:span></text:p>
      <text:p text:style-name="P8">Monto total solicitado: Bs.F. <text:span text:style-name="T5">163.503,50</text:span></text:p>
      <text:p text:style-name="P12"/>
      <text:p text:style-name="P14"/>
      <text:p text:style-name="P6"/>
      <text:p text:style-name="P7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VE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Víctor Bravo</meta:initial-creator>
    <meta:creation-date>2009-01-08T16:53:14</meta:creation-date>
    <dc:creator>Víctor Bravo</dc:creator>
    <dc:date>2009-01-30T15:21:55</dc:date>
    <meta:editing-cycles>26</meta:editing-cycles>
    <meta:editing-duration>PT2H50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333" meta:character-count="2174"/>
  </office:meta>
</office:document-meta>
</file>